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3" style:family="paragraph"/>
    <style:style style:name="P8" style:parent-style-name="Listenabsatz" style:list-style-name="LFO3" style:family="paragraph"/>
    <style:style style:name="P9" style:parent-style-name="Listenabsatz" style:family="paragraph">
      <style:paragraph-properties fo:margin-left="0.75in">
        <style:tab-stops/>
      </style:paragraph-properties>
    </style:style>
    <style:style style:name="P10" style:parent-style-name="Listenabsatz" style:list-style-name="LFO3" style:family="paragraph"/>
    <style:style style:name="P11" style:parent-style-name="Listenabsatz" style:list-style-name="LFO3" style:family="paragraph"/>
    <style:style style:name="P12" style:parent-style-name="Listenabsatz" style:list-style-name="LFO3" style:family="paragraph"/>
    <style:style style:name="P13" style:parent-style-name="Listenabsatz" style:list-style-name="LFO3" style:family="paragraph"/>
    <style:style style:name="P14" style:parent-style-name="Listenabsatz" style:list-style-name="LFO3" style:family="paragraph"/>
    <style:style style:name="P15" style:parent-style-name="Listenabsatz" style:list-style-name="LFO3" style:family="paragraph"/>
    <style:style style:name="P16" style:parent-style-name="Listenabsatz" style:list-style-name="LFO3" style:family="paragraph"/>
    <style:style style:name="P17" style:parent-style-name="Listenabsatz" style:list-style-name="LFO3" style:family="paragraph"/>
    <style:style style:name="P18" style:parent-style-name="Listenabsatz" style:list-style-name="LFO3" style:family="paragraph"/>
    <style:style style:name="P19" style:parent-style-name="Listenabsatz" style:list-style-name="LFO3" style:family="paragraph"/>
    <style:style style:name="P20" style:parent-style-name="Listenabsatz" style:list-style-name="LFO3" style:family="paragraph"/>
    <style:style style:name="P21" style:parent-style-name="Listenabsatz" style:list-style-name="LFO3" style:family="paragraph"/>
    <style:style style:name="P22" style:parent-style-name="Listenabsatz" style:list-style-name="LFO3" style:family="paragraph"/>
    <style:style style:name="P23" style:parent-style-name="Listenabsatz" style:list-style-name="LFO3" style:family="paragraph"/>
    <style:style style:name="P24" style:parent-style-name="Listenabsatz" style:list-style-name="LFO3" style:family="paragraph"/>
    <style:style style:name="P25" style:parent-style-name="Listenabsatz" style:list-style-name="LFO3" style:family="paragraph"/>
    <style:style style:name="P26" style:parent-style-name="Listenabsatz" style:list-style-name="LFO3" style:family="paragraph">
      <style:paragraph-properties fo:margin-bottom="0in" fo:line-height="100%"/>
      <style:text-properties style:font-name="Segoe UI" style:font-name-asian="Times New Roman" style:font-name-complex="Segoe UI" fo:font-size="9.5pt" style:font-size-asian="9.5pt" style:font-size-complex="9.5pt" style:language-asian="de" style:country-asian="DE"/>
    </style:style>
    <style:style style:name="P27" style:parent-style-name="Listenabsatz" style:list-style-name="LFO3" style:family="paragraph"/>
    <style:style style:name="P28" style:parent-style-name="Listenabsatz" style:list-style-name="LFO3" style:family="paragraph"/>
    <style:style style:name="P29" style:parent-style-name="Listenabsatz" style:list-style-name="LFO3" style:family="paragraph"/>
    <style:style style:name="P30" style:parent-style-name="Listenabsatz" style:list-style-name="LFO3" style:family="paragraph"/>
    <style:style style:name="P31" style:parent-style-name="Listenabsatz" style:list-style-name="LFO3" style:family="paragraph"/>
    <style:style style:name="P32" style:parent-style-name="Listenabsatz" style:list-style-name="LFO3" style:family="paragraph"/>
    <style:style style:name="P33" style:parent-style-name="Listenabsatz" style:family="paragraph">
      <style:paragraph-properties fo:margin-left="0.75in">
        <style:tab-stops/>
      </style:paragraph-properties>
    </style:style>
    <style:style style:name="P34" style:parent-style-name="Listenabsatz" style:family="paragraph">
      <style:paragraph-properties fo:margin-left="0.75in">
        <style:tab-stops/>
      </style:paragraph-properties>
    </style:style>
    <style:style style:name="P35" style:parent-style-name="Listenabsatz" style:family="paragraph">
      <style:paragraph-properties fo:margin-left="0.75in">
        <style:tab-stops/>
      </style:paragraph-properties>
    </style:style>
    <style:style style:name="P36" style:parent-style-name="Listenabsatz" style:family="paragraph">
      <style:paragraph-properties fo:margin-left="0.75in">
        <style:tab-stops/>
      </style:paragraph-properties>
    </style:style>
  </office:automatic-styles>
  <office:body>
    <office:text text:use-soft-page-breaks="true">
      <text:p text:style-name="P1">ATdIT</text:p>
      <text:list text:style-name="LFO1" text:continue-numbering="true">
        <text:list-item>
          <text:p text:style-name="P2">UML / ERD / Flowchart</text:p>
        </text:list-item>
        <text:list-item>
          <text:p text:style-name="P3">Klassendiagramm</text:p>
        </text:list-item>
        <text:list-item>
          <text:p text:style-name="P4">(Überarbeitung) vom Prototyp</text:p>
        </text:list-item>
        <text:list-item>
          <text:p text:style-name="P5">Datenbankschnittstelle</text:p>
        </text:list-item>
        <text:list-item>
          <text:p text:style-name="P6">Andere Schnittstellen<text:s/></text:p>
        </text:list-item>
      </text:list>
      <text:p text:style-name="Standard">Bis <text:s/>13.09.2020<text:s/></text:p>
      <text:p text:style-name="Standard"/>
      <text:p text:style-name="Standard">Aufgabensammlung:</text:p>
      <text:list text:style-name="LFO3" text:continue-numbering="true">
        <text:list-item>
          <text:p text:style-name="P7">Overview</text:p>
          <text:list text:continue-numbering="true">
            <text:list-item>
              <text:p text:style-name="P8">Benutzerlogo (persönliche Accountinfos)</text:p>
            </text:list-item>
          </text:list>
        </text:list-item>
      </text:list>
      <text:p text:style-name="P9">Anfang einloggen -&gt; DB Schnittstelle</text:p>
      <text:list text:style-name="LFO3" text:continue-numbering="true">
        <text:list-item>
          <text:list>
            <text:list-item>
              <text:p text:style-name="P10">Design<text:s/>(UI)<text:s/></text:p>
            </text:list-item>
          </text:list>
        </text:list-item>
        <text:list-item>
          <text:p text:style-name="P11">Genehmigungen</text:p>
          <text:list text:continue-numbering="true">
            <text:list-item>
              <text:p text:style-name="P12">Designs</text:p>
            </text:list-item>
            <text:list-item>
              <text:p text:style-name="P13">Db?</text:p>
            </text:list-item>
          </text:list>
        </text:list-item>
        <text:list-item>
          <text:p text:style-name="P14">HR</text:p>
          <text:list text:continue-numbering="true">
            <text:list-item>
              <text:p text:style-name="P15">Je nach Rolle: Einsicht oder nicht</text:p>
            </text:list-item>
            <text:list-item>
              <text:p text:style-name="P16">Zeitwirtschaft</text:p>
            </text:list-item>
            <text:list-item>
              <text:p text:style-name="P17">Angepasstes Menü</text:p>
            </text:list-item>
          </text:list>
        </text:list-item>
        <text:list-item>
          <text:p text:style-name="P18">Betriebsmittel</text:p>
          <text:list text:continue-numbering="true">
            <text:list-item>
              <text:p text:style-name="P19">Scrollpane</text:p>
            </text:list-item>
            <text:list-item>
              <text:p text:style-name="P20">Lager</text:p>
            </text:list-item>
          </text:list>
        </text:list-item>
        <text:list-item>
          <text:p text:style-name="P21">Betriebsmittel:</text:p>
          <text:list text:continue-numbering="true">
            <text:list-item>
              <text:p text:style-name="P22">Niedrige Priorität</text:p>
            </text:list-item>
          </text:list>
        </text:list-item>
        <text:list-item>
          <text:p text:style-name="P23">Planung:</text:p>
          <text:list text:continue-numbering="true">
            <text:list-item>
              <text:p text:style-name="P24">Karte / reinzoomen<text:s/></text:p>
            </text:list-item>
            <text:list-item>
              <text:p text:style-name="P25">Menü -&gt; Funktionalitäten</text:p>
            </text:list-item>
            <text:list-item>
              <text:p text:style-name="P26">JTabbedPane</text:p>
            </text:list-item>
            <text:list-item>
              <text:p text:style-name="P27">Mehrere Tabs</text:p>
            </text:list-item>
          </text:list>
        </text:list-item>
        <text:list-item>
          <text:p text:style-name="P28">Termin<text:s/></text:p>
          <text:list text:continue-numbering="true">
            <text:list-item>
              <text:p text:style-name="P29">General</text:p>
            </text:list-item>
            <text:list-item>
              <text:p text:style-name="P30">Kalendarintegration?<text:s/></text:p>
            </text:list-item>
            <text:list-item>
              <text:p text:style-name="P31">To Dos</text:p>
            </text:list-item>
          </text:list>
        </text:list-item>
        <text:list-item>
          <text:p text:style-name="P32">(Outlook Integration?)</text:p>
        </text:list-item>
      </text:list>
      <text:p text:style-name="Standard"/>
      <text:p text:style-name="P33"><text:line-break/></text:p>
      <text:p text:style-name="P34"/>
      <text:p text:style-name="P35"/>
      <text:p text:style-name="P36"/>
      <text:p text:style-name="Listenabsatz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k Fichtenkamm</meta:initial-creator>
    <dc:creator>Maik Fichtenkamm</dc:creator>
    <meta:creation-date>2020-07-07T17:03:00Z</meta:creation-date>
    <dc:date>2020-07-07T18:10:00Z</dc:date>
    <meta:template xlink:href="Normal.dotm" xlink:type="simple"/>
    <meta:editing-cycles>1</meta:editing-cycles>
    <meta:editing-duration>PT0S</meta:editing-duration>
    <meta:document-statistic meta:page-count="1" meta:paragraph-count="1" meta:word-count="78" meta:character-count="570" meta:row-count="4" meta:non-whitespace-character-count="493"/>
  </office:meta>
</office:document-meta>
</file>